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9ecb" officeooo:paragraph-rsid="00059ecb"/>
    </style:style>
    <style:style style:name="P2" style:family="paragraph" style:parent-style-name="Standard">
      <style:text-properties officeooo:rsid="00059ecb" officeooo:paragraph-rsid="0007f78e"/>
    </style:style>
    <style:style style:name="P3" style:family="paragraph" style:parent-style-name="Standard">
      <style:text-properties officeooo:rsid="00059ecb" officeooo:paragraph-rsid="000e55ee"/>
    </style:style>
    <style:style style:name="P4" style:family="paragraph" style:parent-style-name="Standard">
      <style:text-properties fo:font-weight="bold" officeooo:rsid="00059ecb" officeooo:paragraph-rsid="00059ecb" style:font-weight-asian="bold" style:font-weight-complex="bold"/>
    </style:style>
    <style:style style:name="P5" style:family="paragraph" style:parent-style-name="Standard">
      <style:text-properties fo:font-weight="bold" officeooo:rsid="00059ecb" officeooo:paragraph-rsid="000891c6" style:font-weight-asian="bold" style:font-weight-complex="bold"/>
    </style:style>
    <style:style style:name="P6" style:family="paragraph" style:parent-style-name="Standard">
      <style:text-properties fo:font-weight="bold" officeooo:rsid="00059ecb" officeooo:paragraph-rsid="000a8cb4" style:font-weight-asian="bold" style:font-weight-complex="bold"/>
    </style:style>
    <style:style style:name="P7" style:family="paragraph" style:parent-style-name="Standard">
      <style:paragraph-properties>
        <style:tab-stops/>
      </style:paragraph-properties>
      <style:text-properties fo:font-weight="bold" officeooo:rsid="00059ecb" officeooo:paragraph-rsid="000a8cb4" style:font-weight-asian="bold" style:font-weight-complex="bold"/>
    </style:style>
    <style:style style:name="P8" style:family="paragraph" style:parent-style-name="Standard">
      <style:paragraph-properties>
        <style:tab-stops/>
      </style:paragraph-properties>
      <style:text-properties fo:font-weight="bold" officeooo:rsid="00059ecb" officeooo:paragraph-rsid="000a8cb4" style:font-weight-asian="bold" style:font-weight-complex="bold"/>
    </style:style>
    <style:style style:name="P9" style:family="paragraph" style:parent-style-name="Standard">
      <style:paragraph-properties>
        <style:tab-stops/>
      </style:paragraph-properties>
      <style:text-properties fo:font-weight="bold" officeooo:rsid="000b51ab" officeooo:paragraph-rsid="000b51ab" style:font-weight-asian="bold" style:font-weight-complex="bold"/>
    </style:style>
    <style:style style:name="P10" style:family="paragraph" style:parent-style-name="Standard">
      <style:text-properties fo:font-weight="bold" officeooo:rsid="000b51ab" officeooo:paragraph-rsid="000b51ab" style:font-weight-asian="bold" style:font-weight-complex="bold"/>
    </style:style>
    <style:style style:name="P11" style:family="paragraph" style:parent-style-name="Standard">
      <style:text-properties fo:font-size="15pt" fo:font-weight="bold" officeooo:rsid="000e55ee" officeooo:paragraph-rsid="000e55ee" style:font-size-asian="15pt" style:font-weight-asian="bold" style:font-size-complex="15pt" style:font-weight-complex="bold"/>
    </style:style>
    <style:style style:name="P12" style:family="paragraph" style:parent-style-name="Standard">
      <style:text-properties fo:font-size="15pt" fo:font-weight="bold" officeooo:rsid="000b51ab" officeooo:paragraph-rsid="000b51ab" style:font-size-asian="15pt" style:font-weight-asian="bold" style:font-size-complex="15pt" style:font-weight-complex="bold"/>
    </style:style>
    <style:style style:name="T1" style:family="text">
      <style:text-properties officeooo:rsid="0007cf63"/>
    </style:style>
    <style:style style:name="T2" style:family="text">
      <style:text-properties fo:font-weight="bold" style:font-weight-asian="bold" style:font-weight-complex="bold"/>
    </style:style>
    <style:style style:name="T3" style:family="text">
      <style:text-properties fo:font-weight="bold" officeooo:rsid="0007cf6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b51ab" style:font-weight-asian="normal" style:font-weight-complex="normal"/>
    </style:style>
    <style:style style:name="T6" style:family="text">
      <style:text-properties fo:font-weight="normal" officeooo:rsid="000b81df" style:font-weight-asian="normal" style:font-weight-complex="normal"/>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hái niệm:</text:p>
      <text:p text:style-name="P1"><text:span text:style-name="T8">1. Docker:</text:span> là một tool giúp dễ dàng deloy ứng dụng, giúp ứng dụng chạy nhất quán trên mọi thiết bị, đóng gói ứng dụng bằng cách sử dụng các container.</text:p>
      <text:p text:style-name="P1"/>
      <text:p text:style-name="P1"/>
      <text:p text:style-name="P1"><text:span text:style-name="T8">2. Image:</text:span> là một bản mẫu chứa mã nguồn, các thử viện, thiêt lập và môi trường cần thiết để chạy ứng dụng, không thay đổi</text:p>
      <text:p text:style-name="P1"/>
      <text:p text:style-name="P1"/>
      <text:p text:style-name="P1"><text:span text:style-name="T8">3. Container:</text:span> Là một bản thực thi của từ image</text:p>
      <text:p text:style-name="P1"/>
      <text:p text:style-name="P1"><text:span text:style-name="T8">4. Network</text:span><text:span text:style-name="T7">:</text:span> cung cấp khả năng giao tiếp giữa các container cũng như các dịch vụ khác</text:p>
      <text:p text:style-name="P1"/>
      <text:p text:style-name="P1"><text:span text:style-name="T2"><text:tab/>D</text:span><text:span text:style-name="T3">efalut</text:span><text:span text:style-name="T2"> Bridge:</text:span> có các cổng kết nối ethernet. Mỗi container kêt nối vào những công này sẽ có địa chỉ ip cục bộ và có thể kết nối với bên ngoài thông qua host machine. Có thể dễ dàng truy cập từ các container cùng mạng. Tuy nhiên các truy cập từ bên ngoài chỉ có thể thực hiện khi expose port.</text:p>
      <text:p text:style-name="P1"/>
      <text:p text:style-name="P2"><text:span text:style-name="T2"><text:tab/>User </text:span><text:span text:style-name="T3">define bridge:</text:span><text:span text:style-name="T1"> </text:span></text:p>
      <text:p text:style-name="P2"><text:span text:style-name="T1">- Tạo ra một mạng cục bộ riêng. Cơ chế họat động tương tự default bridge, ngoài ra có thể giao tiếp với các container cùng mạng thông qua tên.</text:span></text:p>
      <text:p text:style-name="P1">- Được tạo thông qua lệnh: docker network create &lt;name&gt;. Hoặc khi chạt docker compose sẽ tự động được define.</text:p>
      <text:p text:style-name="P1"/>
      <text:p text:style-name="P4"><text:tab/>Host </text:p>
      <text:p text:style-name="P4">- <text:span text:style-name="T4">Chạy trực tiếp như là ứng dụng được chạy ở trên máy chủ. Không có isolation nào.</text:span></text:p>
      <text:p text:style-name="P4"><text:span text:style-name="T4"/></text:p>
      <text:p text:style-name="P5"><text:tab/>MacVLan</text:p>
      <text:p text:style-name="P7">-<text:span text:style-name="T4"> <text:s/>Kết nối trực tiếp với router. Vẫn có thể giao tiếp với các container cùng mạng thông qua tên và giao tiếp trực tiếp với các truy cập từ bên ngoài. </text:span><text:span text:style-name="T5">Moi container co 1 mac address</text:span></text:p>
      <text:p text:style-name="P7"><text:span text:style-name="T5"/></text:p>
      <text:p text:style-name="P9"><text:tab/>IPVLAN </text:p>
      <text:p text:style-name="P9"><text:span text:style-name="T4"><text:tab/><text:tab/>L2: Tuong tu MACVLAN chi khac la container co cung MAC address voi host</text:span></text:p>
      <text:p text:style-name="P9"><text:span text:style-name="T4"><text:tab/><text:tab/>L3: Network la 1 router</text:span></text:p>
      <text:p text:style-name="P6">None</text:p>
      <text:p text:style-name="P6">- <text:span text:style-name="T4">Một mạng cô lập hoàn toản với các container cùng loại và host</text:span></text:p>
      <text:p text:style-name="P6">Overlay</text:p>
      <text:p text:style-name="P6">- <text:span text:style-name="T4">Khi có nhiều container ở nhiều host khác nhau</text:span></text:p>
      <text:p text:style-name="P6"><text:span text:style-name="T4"/></text:p>
      <text:p text:style-name="P10"><text:span text:style-name="T7">5. Volume:</text:span><text:span text:style-name="T4"> Dùng để lưu trữ data trong quá trình chạy container. Đảm bảo data </text:span><text:span text:style-name="T6">kj</text:span><text:span text:style-name="T4"> sau khi dừng container</text:span></text:p>
      <text:p text:style-name="P10"><text:span text:style-name="T4"/></text:p>
      <text:p text:style-name="P12">6. Dockerfile</text:p>
      <text:p text:style-name="P10"><text:span text:style-name="T4">- là một file chứa các đặc tả về mối trường thực thi ứng dụng, dùng để cấu trúc cho docker image</text:span></text:p>
      <text:p text:style-name="P10"><text:span text:style-name="T4"><text:tab/></text:span>Một vài câu lệnh docker </text:p>
      <text:p text:style-name="P10"><text:tab/><text:tab/><text:span text:style-name="T4">docker pull: tải image từ docker registry</text:span></text:p>
      <text:p text:style-name="P10"><text:span text:style-name="T4"><text:tab/><text:tab/>docker push: đẩy image lên docker registry</text:span></text:p>
      <text:p text:style-name="P10"><text:span text:style-name="T4"><text:tab/><text:tab/>docker exec: thực thi các câu lệnh trong container</text:span></text:p>
      <text:p text:style-name="P10"><text:span text:style-name="T4"><text:tab/><text:tab/>docker logs: xem log của container</text:span></text:p>
      <text:p text:style-name="P10"><text:span text:style-name="T4"/></text:p>
      <text:p text:style-name="P11">7. Docker compose</text:p>
      <text:p text:style-name="P6"><text:soft-page-break/><text:span text:style-name="T4"/></text:p>
      <text:p text:style-name="P1">- <text:s/>Là công cụ để define và chạy ứng dụng với nhiều container. Được cấu hình trong file docker-compose.yml.</text:p>
      <text:p text:style-name="P1">- Service là đại diện cho container bao gồm các thiết lập như build, image, port, volume, enviroment …</text:p>
      <text:p text:style-name="P1">- Volumes được sử dụng để lưu trữ dữ liệu ngoài container.</text:p>
      <text:p text:style-name="P3">- Docker compose sẽ tự động tạo một docker bridge network khi được chạy.<text:span text:style-name="T4"> </text:span></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09:28:28.064437163</meta:creation-date>
    <dc:date>2024-08-06T13:46:06.823801618</dc:date>
    <meta:editing-duration>PT10M5S</meta:editing-duration>
    <meta:editing-cycles>1</meta:editing-cycles>
    <meta:generator>LibreOffice/7.3.7.2$Linux_X86_64 LibreOffice_project/30$Build-2</meta:generator>
    <meta:document-statistic meta:table-count="0" meta:image-count="0" meta:object-count="0" meta:page-count="2" meta:paragraph-count="33" meta:word-count="450" meta:character-count="2245" meta:non-whitespace-character-count="1803"/>
  </office:meta>
</office:document-meta>
</file>